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 Unicode MS1" svg:font-family="'Arial Unicode MS'" style:font-family-generic="swiss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972in"/>
        </style:tab-stops>
      </style:paragraph-properties>
      <style:text-properties officeooo:rsid="0015407a" officeooo:paragraph-rsid="0015407a"/>
    </style:style>
    <style:style style:name="P2" style:family="paragraph" style:parent-style-name="Standard">
      <style:paragraph-properties>
        <style:tab-stops>
          <style:tab-stop style:position="1.972in"/>
        </style:tab-stops>
      </style:paragraph-properties>
      <style:text-properties officeooo:rsid="0016a519" officeooo:paragraph-rsid="0016a519"/>
    </style:style>
    <style:style style:name="P3" style:family="paragraph" style:parent-style-name="Standard">
      <style:paragraph-properties>
        <style:tab-stops>
          <style:tab-stop style:position="1.972in"/>
        </style:tab-stops>
      </style:paragraph-properties>
      <style:text-properties style:text-line-through-style="solid" style:text-line-through-type="single" officeooo:rsid="0015407a" officeooo:paragraph-rsid="0015407a"/>
    </style:style>
    <style:style style:name="P4" style:family="paragraph" style:parent-style-name="Standard">
      <style:paragraph-properties>
        <style:tab-stops>
          <style:tab-stop style:position="1.972in"/>
        </style:tab-stops>
      </style:paragraph-properties>
      <style:text-properties fo:font-weight="bold" officeooo:rsid="001b85cc" officeooo:paragraph-rsid="001b85cc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1.972in"/>
        </style:tab-stops>
      </style:paragraph-properties>
      <style:text-properties fo:font-weight="bold" officeooo:rsid="001c99b2" officeooo:paragraph-rsid="001c99b2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1.972in"/>
        </style:tab-stops>
      </style:paragraph-properties>
      <style:text-properties fo:font-weight="bold" officeooo:rsid="001dc3e5" officeooo:paragraph-rsid="001dc3e5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1.972in"/>
        </style:tab-stops>
      </style:paragraph-properties>
      <style:text-properties fo:font-weight="bold" officeooo:rsid="001e2379" officeooo:paragraph-rsid="001e2379" style:font-weight-asian="bold" style:font-weight-complex="bold"/>
    </style:style>
    <style:style style:name="T1" style:family="text">
      <style:text-properties officeooo:rsid="00176964"/>
    </style:style>
    <style:style style:name="T2" style:family="text">
      <style:text-properties officeooo:rsid="0017b481"/>
    </style:style>
    <style:style style:name="T3" style:family="text">
      <style:text-properties officeooo:rsid="0018116d"/>
    </style:style>
    <style:style style:name="T4" style:family="text">
      <style:text-properties officeooo:rsid="0019d168"/>
    </style:style>
    <style:style style:name="T5" style:family="text">
      <style:text-properties officeooo:rsid="001c7aea"/>
    </style:style>
    <style:style style:name="T6" style:family="text">
      <style:text-properties fo:font-weight="bold" officeooo:rsid="0019d16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worked to 0134,006:3:4:26</text:span></text:p>
      <text:p text:style-name="P1"/>
      <text:p text:style-name="P1">Adelphoe</text:p>
      <text:p text:style-name="P1"/>
      <text:p text:style-name="P1">Prologue<text:tab/>1</text:p>
      <text:p text:style-name="P1"/>
      <text:p text:style-name="P1">Act I, scene 1<text:tab/>26</text:p>
      <text:p text:style-name="P1">Act I, scene 2<text:tab/>81</text:p>
      <text:p text:style-name="P1">Act I, scene 3<text:tab/>141</text:p>
      <text:p text:style-name="P1"/>
      <text:p text:style-name="P1">Act II, scene 1<text:tab/>155</text:p>
      <text:p text:style-name="P3">Act II, scene 2<text:tab/>196</text:p>
      <text:p text:style-name="P1">Act II, scene <text:span text:style-name="T1">2</text:span><text:tab/>209</text:p>
      <text:p text:style-name="P1">Act II, scene <text:span text:style-name="T3">3</text:span><text:tab/>254</text:p>
      <text:p text:style-name="P1">Act II, scene <text:span text:style-name="T3">4</text:span><text:tab/>265</text:p>
      <text:p text:style-name="P1"/>
      <text:p text:style-name="P1">Act III</text:p>
      <text:p text:style-name="P1">Act III, scene 1<text:tab/>288</text:p>
      <text:p text:style-name="P1">Act III, scene 2<text:tab/>299</text:p>
      <text:p text:style-name="P1">Act III, scene 3<text:tab/>355</text:p>
      <text:p text:style-name="P3">Act III, scene 4<text:tab/>435</text:p>
      <text:p text:style-name="P1">Act III, scene <text:span text:style-name="T2">4</text:span><text:tab/>447</text:p>
      <text:p text:style-name="P1">Act III, scene <text:span text:style-name="T2">5</text:span><text:tab/>511</text:p>
      <text:p text:style-name="P1"/>
      <text:p text:style-name="P1">Act IV <text:span text:style-name="T6">[DO NOT SUBTRACT ONE]</text:span></text:p>
      <text:p text:style-name="P1">Act IV, scene 1<text:tab/>517</text:p>
      <text:p text:style-name="P1">Act IV, scene 2<text:tab/>540</text:p>
      <text:p text:style-name="P1">Act IV, scene 3<text:tab/>592</text:p>
      <text:p text:style-name="P5">[SUBTRACT TWO]</text:p>
      <text:p text:style-name="P1">Act IV, scene 4<text:tab/>610</text:p>
      <text:p text:style-name="P7">[SUBTRACT NOTHING]</text:p>
      <text:p text:style-name="P1">Act IV, scene 5<text:tab/>635</text:p>
      <text:p text:style-name="P1">Act IV, scene 6<text:tab/>713</text:p>
      <text:p text:style-name="P6">[SUBTRACT ONE]</text:p>
      <text:p text:style-name="P1">Act IV, scene 7<text:tab/>719</text:p>
      <text:p text:style-name="P1"/>
      <text:p text:style-name="P1">Act V</text:p>
      <text:p text:style-name="P1">Act V, scene 1<text:tab/>763</text:p>
      <text:p text:style-name="P1">Act V, scene 2<text:tab/>776</text:p>
      <text:p text:style-name="P1">Act V, scene 3<text:tab/>787</text:p>
      <text:p text:style-name="P2">Act V, scene 4<text:tab/>855</text:p>
      <text:p text:style-name="P2">Act V, scene 5<text:tab/>882</text:p>
      <text:p text:style-name="P2">Act V, scene 6<text:tab/>889</text:p>
      <text:p text:style-name="P2">Act V, scene 7<text:tab/>899</text:p>
      <text:p text:style-name="P2">Act V, scene 8<text:tab/>924</text:p>
      <text:p text:style-name="P4">[ADD ONE]</text:p>
      <text:p text:style-name="P2">Act V, scene 9<text:tab/>95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 Unicode MS1" svg:font-family="'Arial Unicode MS'" style:font-family-generic="swiss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1:16:11.582958401</meta:creation-date>
    <dc:date>2020-05-31T16:47:22.286199420</dc:date>
    <meta:editing-duration>PT1H9M4S</meta:editing-duration>
    <meta:editing-cycles>10</meta:editing-cycles>
    <meta:generator>LibreOffice/6.2.6.2$MacOSX_X86_64 LibreOffice_project/684e730861356e74889dfe6dbddd3562aae2e6ad</meta:generator>
    <meta:document-statistic meta:table-count="0" meta:image-count="0" meta:object-count="0" meta:page-count="1" meta:paragraph-count="40" meta:word-count="174" meta:character-count="700" meta:non-whitespace-character-count="566"/>
  </office:meta>
</office:document-meta>
</file>